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03b060c000" style:family="table" style:master-page-name="ta-mp-0x7f03b060c000">
      <style:table-properties table:display="true" style:writing-mode="lr-tb"/>
    </style:style>
    <style:style style:name="ta-0x7f03b060c1f0" style:family="table" style:master-page-name="ta-mp-0x7f03b060c1f0">
      <style:table-properties table:display="true" style:writing-mode="lr-tb"/>
    </style:style>
    <style:style style:name="ta-0x7f03b060c3e0" style:family="table" style:master-page-name="ta-mp-0x7f03b060c3e0">
      <style:table-properties table:display="true" style:writing-mode="lr-tb"/>
    </style:style>
    <style:style style:name="ta-0x7f03b060c5d0" style:family="table" style:master-page-name="ta-mp-0x7f03b060c5d0">
      <style:table-properties table:display="true" style:writing-mode="lr-tb"/>
    </style:style>
    <style:style style:name="ta-0x7f03b060c7c0" style:family="table" style:master-page-name="ta-mp-0x7f03b060c7c0">
      <style:table-properties table:display="true" style:writing-mode="lr-tb"/>
    </style:style>
    <style:style style:name="ta-0x7f03b060c9b0" style:family="table" style:master-page-name="ta-mp-0x7f03b060c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03b063e9d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b063d9a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b063eb0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b063ec2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b063e7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03b063d5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fd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fa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d6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fe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f69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ffd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dbf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e53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e41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e6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e2e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400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402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4034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de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df7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dd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d7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da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e1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e8b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e09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f0c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f5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ee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f1f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efa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f31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f8e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d8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ed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fc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fb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f4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3b063f7b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2.25pt" style:use-optimal-column-width="true"/>
    </style:style>
    <style:style style:name="ACOL-2" style:family="table-column"/>
    <style:style style:name="ACOL-3" style:family="table-column">
      <style:table-column-properties style:column-width="185.75pt" style:use-optimal-column-width="true"/>
    </style:style>
    <style:style style:name="ACOL-4" style:family="table-column">
      <style:table-column-properties style:column-width="93.74pt" style:use-optimal-column-width="true"/>
    </style:style>
    <style:style style:name="ACOL-5" style:family="table-column">
      <style:table-column-properties style:column-width="110.24pt" style:use-optimal-column-width="true"/>
    </style:style>
    <style:style style:name="ACOL-6" style:family="table-column">
      <style:table-column-properties style:column-width="190.50pt" style:use-optimal-column-width="true"/>
    </style:style>
    <style:style style:name="ACOL-7" style:family="table-column">
      <style:table-column-properties style:column-width="62.25pt" style:use-optimal-column-width="fals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12.84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03b0627700" table:allow-empty-cell="true" table:display-list="unsorted" table:base-cell-address="$'TestCase'.A3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03b05fa56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03b05d3f40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03b060c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03b063e9d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03b063d9a8" table:content-validation-name="VAL-0x7f03b062770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03b063eb00" table:content-validation-name="VAL-0x7f03b05fa560" office:value-type="string">
            <text:p>placeOrderAndVerifyUser</text:p>
          </table:table-cell>
          <table:table-cell table:number-columns-repeated="127" table:style-name="Gnumeric-default"/>
        </table:table-row>
        <table:table-row table:style-name="AROW-2">
          <table:table-cell table:style-name="ACE-0x7f03b063ec28" table:content-validation-name="VAL-0x7f03b05d3f4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3">
          <table:table-cell table:style-name="ACE-0x7f03b063e788"/>
          <table:table-cell table:number-columns-repeated="127" table:style-name="Gnumeric-default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03b060c1f0" table:print="false">
        <office:forms form:automatic-focus="false" form:apply-design-mode="false">
          <form:form/>
        </office:forms>
        <table:table-column table:default-cell-style-name="ACE-0x7f03b063d630" table:style-name="ACOL-3"/>
        <table:table-column table:default-cell-style-name="ACE-0x7f03b063d630" table:style-name="ACOL-4"/>
        <table:table-column table:default-cell-style-name="ACE-0x7f03b063d630" table:style-name="ACOL-5"/>
        <table:table-column table:default-cell-style-name="ACE-0x7f03b063d630" table:style-name="ACOL-6"/>
        <table:table-column table:default-cell-style-name="ACE-0x7f03b063d630" table:style-name="ACOL-7"/>
        <table:table-column table:default-cell-style-name="ACE-0x7f03b063d630" table:style-name="ACOL-0" table:number-columns-repeated="123"/>
        <table:table-row table:style-name="AROW-2">
          <table:table-cell table:style-name="ACE-0x7f03b063fd80" office:value-type="string">
            <text:p>user_PhoneNumber</text:p>
          </table:table-cell>
          <table:table-cell table:style-name="ACE-0x7f03b063fea8" office:value-type="string">
            <text:p>city/State</text:p>
          </table:table-cell>
          <table:table-cell table:style-name="ACE-0x7f03b063fea8" office:value-type="string">
            <text:p>userPinCode</text:p>
          </table:table-cell>
          <table:table-cell table:style-name="ACE-0x7f03b063fea8" office:value-type="string">
            <text:p>EmailID</text:p>
          </table:table-cell>
          <table:table-cell table:style-name="ACE-0x7f03b063ffd0" office:value-type="string">
            <text:p>Password</text:p>
          </table:table-cell>
          <table:table-cell table:number-columns-repeated="123" table:style-name="ACE-0x7f03b063d630"/>
        </table:table-row>
        <table:table-row table:style-name="AROW-2">
          <table:table-cell table:style-name="ACE-0x7f03b063fa08" office:value-type="float" office:value="9650752320">
            <text:p>9650752320</text:p>
          </table:table-cell>
          <table:table-cell table:style-name="ACE-0x7f03b063f690" office:value-type="string">
            <text:p>Gurgaon, HR</text:p>
          </table:table-cell>
          <table:table-cell table:style-name="ACE-0x7f03b063f690" office:value-type="string">
            <text:p>Pincode: 122001</text:p>
          </table:table-cell>
          <table:table-cell table:style-name="ACE-0x7f03b063f690" office:value-type="string">
            <text:p>chandra.manish@gmail.com</text:p>
          </table:table-cell>
          <table:table-cell table:style-name="ACE-0x7f03b063dbf8" office:value-type="string">
            <text:p>qwer1234</text:p>
          </table:table-cell>
          <table:table-cell table:number-columns-repeated="123" table:style-name="ACE-0x7f03b063d63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MQA2_TestData" table:style-name="ta-0x7f03b060c3e0" table:print="false">
        <office:forms form:automatic-focus="false" form:apply-design-mode="false">
          <form:form/>
        </office:forms>
        <table:table-column table:default-cell-style-name="ACE-0x7f03b063e660" table:style-name="ACOL-3"/>
        <table:table-column table:default-cell-style-name="ACE-0x7f03b063e660" table:style-name="ACOL-4"/>
        <table:table-column table:default-cell-style-name="ACE-0x7f03b063e660" table:style-name="ACOL-5"/>
        <table:table-column table:default-cell-style-name="ACE-0x7f03b063e660" table:style-name="ACOL-6"/>
        <table:table-column table:default-cell-style-name="ACE-0x7f03b063e660" table:style-name="ACOL-7"/>
        <table:table-column table:default-cell-style-name="ACE-0x7f03b063e660" table:style-name="ACOL-0" table:number-columns-repeated="123"/>
        <table:table-row table:style-name="AROW-2">
          <table:table-cell table:style-name="ACE-0x7f03b063e538" office:value-type="string">
            <text:p>user_PhoneNumber</text:p>
          </table:table-cell>
          <table:table-cell table:style-name="ACE-0x7f03b063e2e8" office:value-type="string">
            <text:p>city/State</text:p>
          </table:table-cell>
          <table:table-cell table:style-name="ACE-0x7f03b063e2e8" office:value-type="string">
            <text:p>userPinCode</text:p>
          </table:table-cell>
          <table:table-cell table:style-name="ACE-0x7f03b063e2e8" office:value-type="string">
            <text:p>EmailID</text:p>
          </table:table-cell>
          <table:table-cell table:style-name="ACE-0x7f03b0640220" office:value-type="string">
            <text:p>Password</text:p>
          </table:table-cell>
          <table:table-cell table:number-columns-repeated="123" table:style-name="ACE-0x7f03b063e660"/>
        </table:table-row>
        <table:table-row table:style-name="AROW-2">
          <table:table-cell table:style-name="ACE-0x7f03b063e410" office:value-type="float" office:value="9650752320">
            <text:p>9650752320</text:p>
          </table:table-cell>
          <table:table-cell table:style-name="ACE-0x7f03b06400f8" office:value-type="string">
            <text:p>Gurgaon, HR</text:p>
          </table:table-cell>
          <table:table-cell table:style-name="ACE-0x7f03b06400f8" office:value-type="string">
            <text:p>Pincode: 122001</text:p>
          </table:table-cell>
          <table:table-cell table:style-name="ACE-0x7f03b06400f8" office:value-type="string">
            <text:p>chandra.manish@gmail.com</text:p>
          </table:table-cell>
          <table:table-cell table:style-name="ACE-0x7f03b0640348" office:value-type="string">
            <text:p>qwer1234</text:p>
          </table:table-cell>
          <table:table-cell table:number-columns-repeated="123" table:style-name="ACE-0x7f03b063e66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03b060c5d0" table:print="false">
        <office:forms form:automatic-focus="false" form:apply-design-mode="false">
          <form:form/>
        </office:forms>
        <table:table-column table:default-cell-style-name="ACE-0x7f03b063dd20" table:style-name="ACOL-3"/>
        <table:table-column table:default-cell-style-name="ACE-0x7f03b063dd20" table:style-name="ACOL-4"/>
        <table:table-column table:default-cell-style-name="ACE-0x7f03b063dd20" table:style-name="ACOL-5"/>
        <table:table-column table:default-cell-style-name="ACE-0x7f03b063dd20" table:style-name="ACOL-6"/>
        <table:table-column table:default-cell-style-name="ACE-0x7f03b063dd20" table:style-name="ACOL-7"/>
        <table:table-column table:default-cell-style-name="ACE-0x7f03b063dd20" table:style-name="ACOL-0" table:number-columns-repeated="123"/>
        <table:table-row table:style-name="AROW-2">
          <table:table-cell table:style-name="ACE-0x7f03b063de48" office:value-type="string">
            <text:p>user_PhoneNumber</text:p>
          </table:table-cell>
          <table:table-cell table:style-name="ACE-0x7f03b063d758" office:value-type="string">
            <text:p>city/State</text:p>
          </table:table-cell>
          <table:table-cell table:style-name="ACE-0x7f03b063d758" office:value-type="string">
            <text:p>userPinCode</text:p>
          </table:table-cell>
          <table:table-cell table:style-name="ACE-0x7f03b063d758" office:value-type="string">
            <text:p>EmailID</text:p>
          </table:table-cell>
          <table:table-cell table:style-name="ACE-0x7f03b063e1c0" office:value-type="string">
            <text:p>Password</text:p>
          </table:table-cell>
          <table:table-cell table:number-columns-repeated="123" table:style-name="ACE-0x7f03b063dd20"/>
        </table:table-row>
        <table:table-row table:style-name="AROW-2">
          <table:table-cell table:style-name="ACE-0x7f03b063df70" office:value-type="float" office:value="9650752320">
            <text:p>9650752320</text:p>
          </table:table-cell>
          <table:table-cell table:style-name="ACE-0x7f03b063dad0" office:value-type="string">
            <text:p>Gurgaon, HR</text:p>
          </table:table-cell>
          <table:table-cell table:style-name="ACE-0x7f03b063dad0" office:value-type="string">
            <text:p>Pincode: 122001</text:p>
          </table:table-cell>
          <table:table-cell table:style-name="ACE-0x7f03b063dad0" office:value-type="string">
            <text:p>chandra.manish@gmail.com</text:p>
          </table:table-cell>
          <table:table-cell table:style-name="ACE-0x7f03b063e8b0" office:value-type="string">
            <text:p>qwer1234</text:p>
          </table:table-cell>
          <table:table-cell table:number-columns-repeated="123" table:style-name="ACE-0x7f03b063dd2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03b060c7c0" table:print="false">
        <office:forms form:automatic-focus="false" form:apply-design-mode="false">
          <form:form/>
        </office:forms>
        <table:table-column table:default-cell-style-name="ACE-0x7f03b063f568" table:style-name="ACOL-3"/>
        <table:table-column table:default-cell-style-name="ACE-0x7f03b063f568" table:style-name="ACOL-4"/>
        <table:table-column table:default-cell-style-name="ACE-0x7f03b063f568" table:style-name="ACOL-5"/>
        <table:table-column table:default-cell-style-name="ACE-0x7f03b063f568" table:style-name="ACOL-6"/>
        <table:table-column table:default-cell-style-name="ACE-0x7f03b063f568" table:style-name="ACOL-7"/>
        <table:table-column table:default-cell-style-name="ACE-0x7f03b063f568" table:style-name="ACOL-0" table:number-columns-repeated="123"/>
        <table:table-row table:style-name="AROW-2">
          <table:table-cell table:style-name="ACE-0x7f03b063e098" office:value-type="string">
            <text:p>user_PhoneNumber</text:p>
          </table:table-cell>
          <table:table-cell table:style-name="ACE-0x7f03b063ee78" office:value-type="string">
            <text:p>city/State</text:p>
          </table:table-cell>
          <table:table-cell table:style-name="ACE-0x7f03b063ee78" office:value-type="string">
            <text:p>userPinCode</text:p>
          </table:table-cell>
          <table:table-cell table:style-name="ACE-0x7f03b063ee78" office:value-type="string">
            <text:p>EmailID</text:p>
          </table:table-cell>
          <table:table-cell table:style-name="ACE-0x7f03b063efa0" office:value-type="string">
            <text:p>Password</text:p>
          </table:table-cell>
          <table:table-cell table:number-columns-repeated="123" table:style-name="ACE-0x7f03b063f568"/>
        </table:table-row>
        <table:table-row table:style-name="AROW-2">
          <table:table-cell table:style-name="ACE-0x7f03b063f0c8" office:value-type="float" office:value="9650752320">
            <text:p>9650752320</text:p>
          </table:table-cell>
          <table:table-cell table:style-name="ACE-0x7f03b063f1f0" office:value-type="string">
            <text:p>Gurgaon, HR</text:p>
          </table:table-cell>
          <table:table-cell table:style-name="ACE-0x7f03b063f1f0" office:value-type="string">
            <text:p>Pincode: 122001</text:p>
          </table:table-cell>
          <table:table-cell table:style-name="ACE-0x7f03b063f1f0" office:value-type="string">
            <text:p>chandra.manish@gmail.com</text:p>
          </table:table-cell>
          <table:table-cell table:style-name="ACE-0x7f03b063f318" office:value-type="string">
            <text:p>qwer1234</text:p>
          </table:table-cell>
          <table:table-cell table:number-columns-repeated="123" table:style-name="ACE-0x7f03b063f56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03b060c9b0" table:print="false">
        <office:forms form:automatic-focus="false" form:apply-design-mode="false">
          <form:form/>
        </office:forms>
        <table:table-column table:default-cell-style-name="ACE-0x7f03b063ed50" table:style-name="ACOL-3"/>
        <table:table-column table:default-cell-style-name="ACE-0x7f03b063ed50" table:style-name="ACOL-4"/>
        <table:table-column table:default-cell-style-name="ACE-0x7f03b063ed50" table:style-name="ACOL-5"/>
        <table:table-column table:default-cell-style-name="ACE-0x7f03b063ed50" table:style-name="ACOL-6"/>
        <table:table-column table:default-cell-style-name="ACE-0x7f03b063ed50" table:style-name="ACOL-7"/>
        <table:table-column table:default-cell-style-name="ACE-0x7f03b063ed50" table:style-name="ACOL-0" table:number-columns-repeated="123"/>
        <table:table-row table:style-name="AROW-2">
          <table:table-cell table:style-name="ACE-0x7f03b063f8e0" office:value-type="string">
            <text:p>user_PhoneNumber</text:p>
          </table:table-cell>
          <table:table-cell table:style-name="ACE-0x7f03b063fc58" office:value-type="string">
            <text:p>city/State</text:p>
          </table:table-cell>
          <table:table-cell table:style-name="ACE-0x7f03b063fc58" office:value-type="string">
            <text:p>userPinCode</text:p>
          </table:table-cell>
          <table:table-cell table:style-name="ACE-0x7f03b063fc58" office:value-type="string">
            <text:p>EmailID</text:p>
          </table:table-cell>
          <table:table-cell table:style-name="ACE-0x7f03b063f440" office:value-type="string">
            <text:p>Password</text:p>
          </table:table-cell>
          <table:table-cell table:number-columns-repeated="123" table:style-name="ACE-0x7f03b063ed50"/>
        </table:table-row>
        <table:table-row table:style-name="AROW-2">
          <table:table-cell table:style-name="ACE-0x7f03b063d880" office:value-type="float" office:value="9650752320">
            <text:p>9650752320</text:p>
          </table:table-cell>
          <table:table-cell table:style-name="ACE-0x7f03b063fb30" office:value-type="string">
            <text:p>Gurgaon, HR</text:p>
          </table:table-cell>
          <table:table-cell table:style-name="ACE-0x7f03b063fb30" office:value-type="string">
            <text:p>Pincode: 122001</text:p>
          </table:table-cell>
          <table:table-cell table:style-name="ACE-0x7f03b063fb30" office:value-type="string">
            <text:p>chandra.manish@gmail.com</text:p>
          </table:table-cell>
          <table:table-cell table:style-name="ACE-0x7f03b063f7b8" office:value-type="string">
            <text:p>qwer1234</text:p>
          </table:table-cell>
          <table:table-cell table:number-columns-repeated="123" table:style-name="ACE-0x7f03b063ed5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03b05f8c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3b0610e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3b0d01a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3b0d6b9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3b0db4c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03b0dec3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03b060c000" style:display-name="TestCase" style:page-layout-name="pl-0x7f03b05f8c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3b060c1f0" style:display-name="MQA1_TestData" style:page-layout-name="pl-0x7f03b0610e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3b060c3e0" style:display-name="MQA2_TestData" style:page-layout-name="pl-0x7f03b0d01a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3b060c5d0" style:display-name="MQA3_TestData" style:page-layout-name="pl-0x7f03b0d6b9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3b060c7c0" style:display-name="MQA4_TestData" style:page-layout-name="pl-0x7f03b0db4c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3b060c9b0" style:display-name="MQA5_TestData" style:page-layout-name="pl-0x7f03b0dec3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39:14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